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Rounded MT Bold" svg:font-family="'Arial Rounded MT 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Narrow" svg:font-family="'Arial Narrow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3cm" fo:margin-left="-0.009cm" fo:margin-top="0cm" fo:margin-bottom="0cm" table:align="left" style:writing-mode="lr-tb"/>
    </style:style>
    <style:style style:name="Table1.A" style:family="table-column">
      <style:table-column-properties style:column-width="5.747cm"/>
    </style:style>
    <style:style style:name="Table1.B" style:family="table-column">
      <style:table-column-properties style:column-width="5.186cm"/>
    </style:style>
    <style:style style:name="Table1.C" style:family="table-column">
      <style:table-column-properties style:column-width="5.5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82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margin-left="0cm" fo:margin-right="0.635cm" fo:text-align="center" style:justify-single-word="false" fo:text-indent="0cm" style:auto-text-indent="false"/>
      <style:text-properties officeooo:paragraph-rsid="001f81d0"/>
    </style:style>
    <style:style style:name="P2" style:family="paragraph" style:parent-style-name="Standard">
      <loext:graphic-properties draw:fill="solid" draw:fill-color="#c0dfb1"/>
      <style:paragraph-properties fo:line-height="150%" fo:background-color="#c0dfb1"/>
      <style:text-properties fo:color="#0000ff" style:font-name="Liberation Serif" fo:font-size="14pt" fo:language="en" fo:country="GB" fo:font-weight="bold" style:font-size-asian="14pt" style:font-weight-asian="bold" style:font-size-complex="14pt"/>
    </style:style>
    <style:style style:name="P3" style:family="paragraph" style:parent-style-name="Standard">
      <loext:graphic-properties draw:fill="solid" draw:fill-color="#c0dfb1"/>
      <style:paragraph-properties fo:line-height="150%" fo:background-color="#c0dfb1"/>
      <style:text-properties fo:color="#0000ff" style:font-name="Liberation Serif" fo:font-size="14pt" fo:language="en" fo:country="GB" fo:font-weight="bold" officeooo:paragraph-rsid="016d3c8e" style:font-size-asian="14pt" style:font-weight-asian="bold" style:font-size-complex="14pt"/>
    </style:style>
    <style:style style:name="P4" style:family="paragraph" style:parent-style-name="Standard">
      <style:paragraph-properties fo:line-height="150%">
        <style:tab-stops>
          <style:tab-stop style:position="5.001cm"/>
        </style:tab-stops>
      </style:paragraph-properties>
      <style:text-properties style:font-name="Lucida Sans Unicode" fo:font-size="6pt" fo:language="en" fo:country="GB" style:font-size-asian="6pt"/>
    </style:style>
    <style:style style:name="P5" style:family="paragraph" style:parent-style-name="Standard">
      <style:paragraph-properties fo:line-height="150%">
        <style:tab-stops>
          <style:tab-stop style:position="4.001cm"/>
        </style:tab-stops>
      </style:paragraph-properties>
      <style:text-properties style:font-name="Liberation Serif" fo:font-size="11pt" fo:language="en" fo:country="GB" officeooo:paragraph-rsid="016d3c8e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4.001cm"/>
        </style:tab-stops>
      </style:paragraph-properties>
      <style:text-properties fo:language="en" fo:country="GB" style:text-underline-style="none" fo:font-weight="normal" style:font-weight-asian="normal" style:font-weight-complex="normal"/>
    </style:style>
    <style:style style:name="P7" style:family="paragraph" style:parent-style-name="Frame_20_contents" style:master-page-name="">
      <loext:graphic-properties draw:fill="none"/>
      <style:paragraph-properties fo:margin-left="0cm" fo:margin-right="0cm" fo:margin-top="8.2cm" fo:margin-bottom="0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fo:color="#0000ff" style:font-name="Liberation Serif" fo:font-size="20pt" fo:language="en" fo:country="GB" fo:font-weight="bold" officeooo:paragraph-rsid="005b3035" style:font-size-asian="20pt" style:font-weight-asian="bold" style:font-name-complex="Lucida Sans Unicode1" style:font-size-complex="20pt" style:font-weight-complex="bold" style:text-rotation-angle="90" style:text-rotation-scale="line-height"/>
    </style:style>
    <style:style style:name="P8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background-color="#c0dfb1"/>
      <style:text-properties fo:color="#0000ff" style:font-name="Liberation Serif" fo:font-size="14pt" fo:language="en" fo:country="GB" fo:font-weight="bold" officeooo:rsid="01375cd5" officeooo:paragraph-rsid="01375cd5" style:font-size-asian="14pt" style:font-weight-asian="bold" style:font-size-complex="14pt"/>
    </style:style>
    <style:style style:name="P9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background-color="#c0dfb1"/>
      <style:text-properties fo:color="#0000ff" style:font-name="Liberation Serif" fo:font-size="14pt" fo:language="en" fo:country="GB" fo:font-weight="bold" officeooo:rsid="01380f6f" officeooo:paragraph-rsid="016d3c8e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>
        <style:tab-stops>
          <style:tab-stop style:position="5.001cm"/>
        </style:tab-stops>
      </style:paragraph-properties>
      <style:text-properties style:font-name="Liberation Serif" fo:font-size="11pt" fo:language="en" fo:country="GB" officeooo:paragraph-rsid="016aa410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1pt" fo:language="en" fo:country="GB" officeooo:paragraph-rsid="016aa410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50%">
        <style:tab-stops>
          <style:tab-stop style:position="5.001cm"/>
        </style:tab-stops>
      </style:paragraph-properties>
      <style:text-properties style:font-name="Liberation Serif" fo:font-size="11pt" fo:language="en" fo:country="GB" officeooo:rsid="00f4de3b" officeooo:paragraph-rsid="016aa410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line-height="150%">
        <style:tab-stops>
          <style:tab-stop style:position="5.001cm"/>
        </style:tab-stops>
      </style:paragraph-properties>
      <style:text-properties style:font-name="Liberation Serif" fo:font-size="11pt" fo:language="en" fo:country="GB" officeooo:rsid="016d3c8e" officeooo:paragraph-rsid="016d3c8e" style:font-size-asian="11pt" style:font-size-complex="11pt"/>
    </style:style>
    <style:style style:name="P14" style:family="paragraph" style:parent-style-name="Standard">
      <loext:graphic-properties draw:fill="solid" draw:fill-color="#c0dfb1"/>
      <style:paragraph-properties fo:margin-top="0cm" fo:margin-bottom="0cm" loext:contextual-spacing="false" fo:line-height="150%" fo:background-color="#c0dfb1"/>
      <style:text-properties fo:color="#0000ff" style:font-name="Liberation Serif" fo:font-size="14pt" fo:language="en" fo:country="GB" fo:font-weight="bold" officeooo:rsid="016aa410" officeooo:paragraph-rsid="016aa410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.101cm" loext:contextual-spacing="false" fo:line-height="115%">
        <style:tab-stops>
          <style:tab-stop style:position="4.001cm"/>
        </style:tab-stops>
      </style:paragraph-properties>
      <style:text-properties fo:language="en" fo:country="GB" fo:font-weight="normal" style:font-weight-asian="normal" style:font-weight-complex="normal"/>
    </style:style>
    <style:style style:name="P16" style:family="paragraph" style:parent-style-name="Standard">
      <style:paragraph-properties fo:margin-top="0cm" fo:margin-bottom="0.101cm" loext:contextual-spacing="false" fo:line-height="150%" fo:text-align="justify" style:justify-single-word="false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33d9c" officeooo:paragraph-rsid="01733d9c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cm" fo:margin-bottom="0.101cm" loext:contextual-spacing="false" fo:line-height="150%" fo:text-align="justify" style:justify-single-word="false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3afb6" officeooo:paragraph-rsid="0173afb6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solid" draw:fill-color="#c0dfb1"/>
      <style:paragraph-properties fo:margin-top="0cm" fo:margin-bottom="0.101cm" loext:contextual-spacing="false" fo:line-height="150%" fo:text-align="justify" style:justify-single-word="false" fo:background-color="#c0dfb1">
        <style:tab-stops>
          <style:tab-stop style:position="5.001cm"/>
        </style:tab-stops>
      </style:paragraph-properties>
      <style:text-properties fo:color="#0000ff" style:font-name="Liberation Serif" fo:font-size="14pt" fo:language="en" fo:country="GB" style:text-underline-style="none" fo:font-weight="bold" officeooo:rsid="01733d9c" officeooo:paragraph-rsid="01733d9c" style:font-size-asian="14pt" style:font-weight-asian="bold" style:font-size-complex="14pt" style:font-weight-complex="normal"/>
    </style:style>
    <style:style style:name="P19" style:family="paragraph" style:parent-style-name="Default">
      <style:paragraph-properties fo:margin-top="0cm" fo:margin-bottom="0.101cm" loext:contextual-spacing="false" fo:line-height="115%" fo:text-align="justify" style:justify-single-word="false"/>
      <style:text-properties fo:language="en" fo:country="GB" officeooo:rsid="016aa410" officeooo:paragraph-rsid="016d3c8e"/>
    </style:style>
    <style:style style:name="P20" style:family="paragraph" style:parent-style-name="Default">
      <style:paragraph-properties fo:margin-top="0cm" fo:margin-bottom="0.101cm" loext:contextual-spacing="false" fo:line-height="115%" fo:text-align="justify" style:justify-single-word="false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16d3c8e" style:font-size-asian="11pt" style:font-weight-asian="normal" style:font-size-complex="11pt" style:font-weight-complex="normal"/>
    </style:style>
    <style:style style:name="P21" style:family="paragraph" style:parent-style-name="Default">
      <style:paragraph-properties fo:margin-top="0cm" fo:margin-bottom="0.101cm" loext:contextual-spacing="false" fo:line-height="115%" fo:text-align="justify" style:justify-single-word="false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170ba99" style:font-size-asian="11pt" style:font-weight-asian="normal" style:font-size-complex="11pt" style:font-weight-complex="normal"/>
    </style:style>
    <style:style style:name="P22" style:family="paragraph" style:parent-style-name="Default">
      <style:paragraph-properties fo:margin-top="0cm" fo:margin-bottom="0.101cm" loext:contextual-spacing="false" fo:line-height="115%" fo:text-align="justify" style:justify-single-word="false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ec080" officeooo:paragraph-rsid="016ec080" style:font-size-asian="11pt" style:font-weight-asian="normal" style:font-size-complex="11pt" style:font-weight-complex="normal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auto"/>
      <style:text-properties fo:color="#0000ff" style:font-name="Liberation Serif" fo:font-size="20pt" fo:language="en" fo:country="GB" fo:font-weight="bold" style:font-size-asian="20pt" style:font-weight-asian="bold" style:font-name-complex="Arial" style:font-size-complex="20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>
        <style:tab-stops>
          <style:tab-stop style:position="5.001cm"/>
        </style:tab-stops>
      </style:paragraph-properties>
      <style:text-properties style:font-name="Liberation Serif" fo:font-size="11pt" fo:language="en" fo:country="GB" officeooo:rsid="00f4de3b" officeooo:paragraph-rsid="016aa410" style:font-size-asian="11pt" style:font-size-complex="11pt"/>
    </style:style>
    <style:style style:name="P25" style:family="paragraph" style:parent-style-name="Standard">
      <loext:graphic-properties draw:fill="solid" draw:fill-color="#c0dfb1"/>
      <style:paragraph-properties fo:margin-top="0.199cm" fo:margin-bottom="0cm" loext:contextual-spacing="false" fo:line-height="150%" fo:background-color="#c0dfb1"/>
      <style:text-properties fo:color="#0000ff" style:font-name="Liberation Serif" fo:font-size="14pt" fo:language="en" fo:country="GB" fo:font-weight="bold" officeooo:rsid="016d3c8e" officeooo:paragraph-rsid="016d3c8e" style:font-size-asian="14pt" style:font-weight-asian="bold" style:font-size-complex="14pt"/>
    </style:style>
    <style:style style:name="P26" style:family="paragraph" style:parent-style-name="Standard">
      <style:paragraph-properties fo:margin-top="0cm" fo:margin-bottom="0.101cm" loext:contextual-spacing="false" fo:line-height="150%" fo:text-align="justify" style:justify-single-word="false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33d9c" officeooo:paragraph-rsid="01733d9c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top="0cm" fo:margin-bottom="0.101cm" loext:contextual-spacing="false" fo:line-height="150%" fo:text-align="justify" style:justify-single-word="false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a804b" officeooo:paragraph-rsid="017b5a5b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cm" fo:margin-bottom="0.101cm" loext:contextual-spacing="false" fo:line-height="150%" fo:text-align="justify" style:justify-single-word="false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17b5a5b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solid" draw:fill-color="#c0dfb1"/>
      <style:paragraph-properties fo:margin-top="0cm" fo:margin-bottom="0.101cm" loext:contextual-spacing="false" fo:line-height="150%" fo:text-align="justify" style:justify-single-word="false" fo:background-color="#c0dfb1">
        <style:tab-stops>
          <style:tab-stop style:position="5.001cm"/>
        </style:tab-stops>
      </style:paragraph-properties>
      <style:text-properties fo:color="#0000ff" style:font-name="Liberation Serif" fo:font-size="14pt" fo:language="en" fo:country="GB" style:text-underline-style="none" fo:font-weight="bold" officeooo:rsid="017bc59f" officeooo:paragraph-rsid="017bc59f" style:font-size-asian="14pt" style:font-weight-asian="bold" style:font-size-complex="14pt" style:font-weight-complex="normal"/>
    </style:style>
    <style:style style:name="T1" style:family="text">
      <style:text-properties style:font-name="Liberation Serif" fo:font-size="11pt" fo:language="en" fo:country="GB" officeooo:rsid="001f81d0" style:font-size-asian="11pt" style:font-size-complex="11pt"/>
    </style:style>
    <style:style style:name="T2" style:family="text">
      <style:text-properties style:font-name="Liberation Serif" fo:font-size="11pt" style:font-size-asian="11pt" style:font-size-complex="11pt"/>
    </style:style>
    <style:style style:name="T3" style:family="text">
      <style:text-properties style:font-name="Liberation Serif" fo:font-size="11pt" officeooo:rsid="0137569b" style:font-size-asian="11pt" style:font-size-complex="11pt"/>
    </style:style>
    <style:style style:name="T4" style:family="text">
      <style:text-properties style:font-name="Liberation Serif" fo:font-size="11pt" officeooo:rsid="016d3c8e" style:font-size-asian="11pt" style:font-size-complex="11pt"/>
    </style:style>
    <style:style style:name="T5" style:family="text">
      <style:text-properties style:font-name="Liberation Serif" fo:font-size="11pt" officeooo:rsid="016aa410" style:font-size-asian="11pt" style:font-size-complex="11pt"/>
    </style:style>
    <style:style style:name="T6" style:family="text">
      <style:text-properties style:font-name="Liberation Serif" fo:font-size="11pt" officeooo:rsid="016ec080" style:font-size-asian="11pt" style:font-size-complex="11pt"/>
    </style:style>
    <style:style style:name="T7" style:family="text">
      <style:text-properties style:font-name="Liberation Serif" fo:font-size="11pt" officeooo:rsid="017a804b" style:font-size-asian="11pt" style:font-size-complex="11pt"/>
    </style:style>
    <style:style style:name="T8" style:family="text">
      <style:text-properties style:font-name="Liberation Serif" fo:font-size="11pt" officeooo:rsid="0137569b" style:font-size-asian="11pt" style:language-asian="de" style:country-asian="CH" style:font-name-complex="Arial Narrow" style:font-size-complex="11pt"/>
    </style:style>
    <style:style style:name="T9" style:family="text">
      <style:text-properties style:font-name="Liberation Serif" fo:font-size="11pt" officeooo:rsid="016aa410" style:font-size-asian="11pt" style:language-asian="de" style:country-asian="CH" style:font-name-complex="Arial Narrow" style:font-size-complex="11pt"/>
    </style:style>
    <style:style style:name="T10" style:family="text">
      <style:text-properties style:font-name="Liberation Serif" fo:font-size="11pt" fo:font-weight="normal" style:font-size-asian="11pt" style:language-asian="de" style:country-asian="CH" style:font-weight-asian="normal" style:font-name-complex="Arial" style:font-size-complex="11pt" style:language-complex="ar" style:country-complex="SA" style:font-weight-complex="normal"/>
    </style:style>
    <style:style style:name="T11" style:family="text">
      <style:text-properties style:font-name="Liberation Serif" fo:font-size="11pt" fo:font-weight="normal" officeooo:rsid="015d0c2e" style:font-size-asian="11pt" style:language-asian="de" style:country-asian="CH" style:font-weight-asian="normal" style:font-name-complex="Arial" style:font-size-complex="11pt" style:language-complex="ar" style:country-complex="SA" style:font-weight-complex="normal"/>
    </style:style>
    <style:style style:name="T12" style:family="text">
      <style:text-properties style:font-name="Liberation Serif" fo:font-size="11pt" fo:font-weight="normal" officeooo:rsid="016d3c8e" style:font-size-asian="11pt" style:language-asian="de" style:country-asian="CH" style:font-weight-asian="normal" style:font-name-complex="Arial" style:font-size-complex="11pt" style:language-complex="ar" style:country-complex="SA" style:font-weight-complex="normal"/>
    </style:style>
    <style:style style:name="T13" style:family="text">
      <style:text-properties style:font-name="Liberation Serif" fo:font-size="11pt" fo:font-weight="normal" officeooo:rsid="016ec080" style:font-size-asian="11pt" style:language-asian="de" style:country-asian="CH" style:font-weight-asian="normal" style:font-name-complex="Arial" style:font-size-complex="11pt" style:language-complex="ar" style:country-complex="SA" style:font-weight-complex="normal"/>
    </style:style>
    <style:style style:name="T14" style:family="text">
      <style:text-properties style:font-name="Liberation Serif" fo:font-size="11pt" fo:font-style="italic" officeooo:rsid="016d3c8e" style:font-size-asian="11pt" style:font-style-asian="italic" style:font-size-complex="11pt"/>
    </style:style>
    <style:style style:name="T15" style:family="text">
      <style:text-properties fo:color="#00000a" style:font-name="Liberation Serif" fo:font-size="11pt" fo:language="en" fo:country="GB" officeooo:rsid="001f81d0" style:font-size-asian="11pt" style:font-size-complex="11pt"/>
    </style:style>
    <style:style style:name="T16" style:family="text">
      <style:text-properties officeooo:rsid="00d0edba"/>
    </style:style>
    <style:style style:name="T17" style:family="text">
      <style:text-properties officeooo:rsid="012ff14e"/>
    </style:style>
    <style:style style:name="T18" style:family="text">
      <style:text-properties officeooo:rsid="01380f6f"/>
    </style:style>
    <style:style style:name="T19" style:family="text">
      <style:text-properties officeooo:rsid="016aa410"/>
    </style:style>
    <style:style style:name="T20" style:family="text">
      <style:text-properties officeooo:rsid="016d3c8e"/>
    </style:style>
    <style:style style:name="T21" style:family="text">
      <style:text-properties style:language-asian="de" style:country-asian="CH" style:font-name-complex="Arial" style:language-complex="ar" style:country-complex="SA"/>
    </style:style>
    <style:style style:name="T22" style:family="text">
      <style:text-properties officeooo:rsid="016bc7ab" style:language-asian="de" style:country-asian="CH" style:font-name-complex="Arial" style:language-complex="ar" style:country-complex="SA"/>
    </style:style>
    <style:style style:name="T23" style:family="text">
      <style:text-properties officeooo:rsid="016ec080" style:language-asian="de" style:country-asian="CH" style:font-name-complex="Arial" style:language-complex="ar" style:country-complex="SA"/>
    </style:style>
    <style:style style:name="T24" style:family="text">
      <style:text-properties officeooo:rsid="0170ba99" style:language-asian="de" style:country-asian="CH" style:font-name-complex="Arial" style:language-complex="ar" style:country-complex="SA"/>
    </style:style>
    <style:style style:name="T25" style:family="text">
      <style:text-properties officeooo:rsid="017161d9" style:language-asian="de" style:country-asian="CH" style:font-name-complex="Arial" style:language-complex="ar" style:country-complex="SA"/>
    </style:style>
    <style:style style:name="T26" style:family="text">
      <style:text-properties officeooo:rsid="01380f6f" style:language-asian="de" style:country-asian="CH" style:font-name-complex="Arial" style:language-complex="ar" style:country-complex="SA"/>
    </style:style>
    <style:style style:name="T27" style:family="text">
      <style:text-properties officeooo:rsid="0173afb6" style:language-asian="de" style:country-asian="CH" style:font-name-complex="Arial" style:language-complex="ar" style:country-complex="SA"/>
    </style:style>
    <style:style style:name="T28" style:family="text">
      <style:text-properties officeooo:rsid="0174d02b" style:language-asian="de" style:country-asian="CH" style:font-name-complex="Arial" style:language-complex="ar" style:country-complex="SA"/>
    </style:style>
    <style:style style:name="T29" style:family="text">
      <style:text-properties officeooo:rsid="017bc59f" style:language-asian="de" style:country-asian="CH" style:font-name-complex="Arial" style:language-complex="ar" style:country-complex="SA"/>
    </style:style>
    <style:style style:name="T30" style:family="text">
      <style:text-properties officeooo:rsid="016ec080"/>
    </style:style>
    <style:style style:name="T31" style:family="text">
      <style:text-properties officeooo:rsid="0177dc64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#c0dfb1" style:background-transparency="0%" draw:fill="solid" draw:fill-color="#c0dfb1" draw:opacity="100%" fo:padding="0.15cm" fo:border="none" draw:textarea-vertical-align="top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6" text:anchor-type="page" text:anchor-page-number="1" svg:x="0cm" svg:y="2cm" svg:width="2.115cm" svg:height="25.672cm" draw:z-index="0">
        <draw:text-box>
          <text:p text:style-name="P7">C u r r i c u l u m <text:s/>V i t a e <text:span text:style-name="T31">/ R e s u m e</text:span></text:p>
        </draw:text-box>
      </draw:frame>
      <text:p text:style-name="P23">Roland Benz</text:p>
      <text:p text:style-name="P2">Per<text:span text:style-name="T17">sonal Inform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20">Address:</text:span> </text:p>
            <text:p text:style-name="P13">Felsberg 2, 8052 Zürich</text:p>
          </table:table-cell>
          <table:table-cell table:style-name="Table1.A1" office:value-type="string">
            <text:p text:style-name="P12">Tel.: </text:p>
            <text:p text:style-name="P12">+41 (0)79 271 90 34</text:p>
          </table:table-cell>
          <table:table-cell table:style-name="Table1.A1" office:value-type="string">
            <text:p text:style-name="P11"><text:span text:style-name="T17">Email</text:span>: </text:p>
            <text:p text:style-name="P11">r<text:span text:style-name="T16">b-job</text:span>@<text:span text:style-name="T16">gmx</text:span>.ch</text:p>
          </table:table-cell>
        </table:table-row>
      </table:table>
      <text:p text:style-name="P4"/>
      <text:p text:style-name="P14">Webpage</text:p>
      <text:p text:style-name="P19"><text:span text:style-name="T11">F</text:span><text:span text:style-name="T10">or </text:span><text:span text:style-name="T13">more </text:span><text:span text:style-name="T10">details please visit</text:span><text:span text:style-name="T12"> my website </text:span><text:span text:style-name="T13">at</text:span><text:span text:style-name="T12"> </text:span><text:span text:style-name="T13">W</text:span><text:span text:style-name="T12">ord</text:span><text:span text:style-name="T13">P</text:span><text:span text:style-name="T12">ress.com.</text:span><text:span text:style-name="T10"> </text:span></text:p>
      <text:p text:style-name="P19"><text:span text:style-name="T12">Home: </text:span><text:a xlink:type="simple" xlink:href="https://qoolixiloop.wordpress.com/about-me/" text:style-name="Internet_20_link" text:visited-style-name="Visited_20_Internet_20_Link"><text:span text:style-name="T10">https://qoolixiloop.wordpress.com</text:span></text:a></text:p>
      <text:p text:style-name="P8"><text:span text:style-name="T20">Institutions: </text:span>Studies</text:p>
      <text:p text:style-name="P15"><text:span text:style-name="T2">Universit</text:span><text:span text:style-name="T3">y of </text:span><text:span text:style-name="T2">Z</text:span><text:span text:style-name="T3">u</text:span><text:span text:style-name="T2">rich</text:span><text:span text:style-name="T5">, </text:span><text:span text:style-name="T2">CFA</text:span><text:span text:style-name="T5">, </text:span><text:span text:style-name="T2">CAIA</text:span><text:span text:style-name="T5">, </text:span><text:span text:style-name="T2">GARP</text:span><text:span text:style-name="T5">, </text:span><text:span text:style-name="T8">Swiss Federal Institute of Technology</text:span><text:span text:style-name="T9">, </text:span><text:span text:style-name="T2">KME, KV</text:span></text:p>
      <text:p text:style-name="P15"><text:span text:style-name="T6">For more details: </text:span><text:a xlink:type="simple" xlink:href="https://qoolixiloop.wordpress.com/about-me/#educations" text:style-name="Internet_20_link" text:visited-style-name="Visited_20_Internet_20_Link"><text:span text:style-name="T2">https://qoolixiloop.wordpress.com/about-me/#educations</text:span></text:a></text:p>
      <text:p text:style-name="P25">Institutions: Jobs</text:p>
      <text:p text:style-name="P6"><text:span text:style-name="T2">Syngenta</text:span><text:span text:style-name="T14">, </text:span><text:span text:style-name="T2">Feinschliff</text:span><text:span text:style-name="T14">, </text:span><text:span text:style-name="T2">ETH</text:span><text:span text:style-name="T14">, </text:span><text:span text:style-name="T2">UBS</text:span><text:span text:style-name="T7">,</text:span><text:span text:style-name="T14"> </text:span><text:span text:style-name="T2">Zürich Ver</text:span><text:span text:style-name="T4">sicherung, </text:span><text:span text:style-name="T2">Prose</text:span><text:span text:style-name="T14">, </text:span><text:span text:style-name="T2">InnoPark</text:span><text:span text:style-name="T14">, </text:span><text:span text:style-name="T2">ESEC </text:span><text:span text:style-name="T14">, </text:span><text:span text:style-name="T2">Alstom Power</text:span><text:span text:style-name="T14">, </text:span><text:span text:style-name="T2">Sulzer Turbo</text:span><text:span text:style-name="T14">, </text:span><text:span text:style-name="T2">NCR Schweiz</text:span><text:span text:style-name="T14">, </text:span><text:span text:style-name="T2">AT&amp;T</text:span><text:span text:style-name="T14">, </text:span><text:span text:style-name="T2">Maag Pump Systems</text:span><text:span text:style-name="T14">, </text:span><text:span text:style-name="T2">Maag Zahnräder</text:span></text:p>
      <text:p text:style-name="P6"><text:span text:style-name="T6">Form more details: </text:span><text:a xlink:type="simple" xlink:href="https://qoolixiloop.wordpress.com/about-me/#jobs" text:style-name="Internet_20_link" text:visited-style-name="Visited_20_Internet_20_Link"><text:span text:style-name="T2">https://qoolixiloop.wordpress.com/about-me/#jobs</text:span></text:a></text:p>
      <text:p text:style-name="P9">Languages</text:p>
      <text:p text:style-name="P5"><text:span text:style-name="T19">Swiss-German, German, </text:span>English<text:span text:style-name="T19">, </text:span>Fr<text:span text:style-name="T18">ench, </text:span>Spanis<text:span text:style-name="T18">h-Castillian, Italian.</text:span></text:p>
      <text:p text:style-name="P5"><text:span text:style-name="T30">For more details: </text:span><text:a xlink:type="simple" xlink:href="https://qoolixiloop.wordpress.com/about-me/#languages" text:style-name="Internet_20_link" text:visited-style-name="Visited_20_Internet_20_Link">https://qoolixiloop.wordpress.com/about-me/#languages</text:a></text:p>
      <text:p text:style-name="P3">Informati<text:span text:style-name="T18">cs</text:span></text:p>
      <text:p text:style-name="P22"><text:span text:style-name="T22">L</text:span><text:span text:style-name="T21">inux, Windows, And</text:span><text:span text:style-name="T25">r</text:span><text:span text:style-name="T21">oid</text:span></text:p>
      <text:p text:style-name="P20"><text:span text:style-name="T23">For more details: </text:span><text:a xlink:type="simple" xlink:href="https://qoolixiloop.wordpress.com/about-me/#informatics" text:style-name="Internet_20_link" text:visited-style-name="Visited_20_Internet_20_Link"><text:span text:style-name="T22">https://qoolixiloop.wordpress.com/about-me/#informatics</text:span></text:a></text:p>
      <text:p text:style-name="P21"><text:span text:style-name="T24">Work samples: </text:span><text:a xlink:type="simple" xlink:href="https://qoolixiloop.wordpress.com/portfolio/" text:style-name="Internet_20_link" text:visited-style-name="Visited_20_Internet_20_Link"><text:span text:style-name="T22">https://qoolixiloop.wordpress.com/portfolio/</text:span></text:a></text:p>
      <text:p text:style-name="P18"><text:span text:style-name="T26">R</text:span><text:span text:style-name="T21">eferences</text:span></text:p>
      <text:p text:style-name="P16"><text:span text:style-name="T22">W</text:span><text:span text:style-name="T21">ork certificates, University </text:span><text:span text:style-name="T27">d</text:span><text:span text:style-name="T21">iplomas</text:span></text:p>
      <text:p text:style-name="P17"><text:span text:style-name="T28">Lectures with m</text:span><text:span text:style-name="T21">arks: </text:span><text:a xlink:type="simple" xlink:href="https://qoolixiloop.wordpress.com/about-me/#lectures-and-diplomas" text:style-name="Internet_20_link" text:visited-style-name="Visited_20_Internet_20_Link"><text:span text:style-name="T21">https://qoolixiloop.wordpress.com/about-me/#lectures-and-diplomas</text:span></text:a></text:p>
      <text:p text:style-name="P16"><text:span text:style-name="T22">Testimonials: </text:span><text:a xlink:type="simple" xlink:href="https://qoolixiloop.wordpress.com/testimonial/" text:style-name="Internet_20_link" text:visited-style-name="Visited_20_Internet_20_Link">https://qoolixiloop.wordpress.com/testimonial/</text:a></text:p>
      <text:p text:style-name="P27"><text:span text:style-name="T22">C</text:span><text:span text:style-name="T21">ertificates: </text:span><text:a xlink:type="simple" xlink:href="https://github.com/qoolixiloop/qool-cv-loop/blob/master/Certificates_Roland_Benz_.pdf" text:style-name="Internet_20_link" text:visited-style-name="Visited_20_Internet_20_Link"><text:span text:style-name="T21">https://github.com/qoolixiloop/qool-cv-loop/blob/master/Certificates_Roland_Benz_.pdf</text:span></text:a></text:p>
      <text:p text:style-name="P29"><text:span text:style-name="T26">D</text:span><text:span text:style-name="T21">ownload</text:span></text:p>
      <text:p text:style-name="P28"><text:span text:style-name="T29">Resume and documents</text:span><text:span text:style-name="T21">: </text:span><text:a xlink:type="simple" xlink:href="https://github.com/qoolixiloop/qool-cv-loop" text:style-name="Internet_20_link" text:visited-style-name="Visited_20_Internet_20_Link"><text:span text:style-name="T21">https://github.com/qoolixiloop/qool-cv-loo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Rounded MT Bold" svg:font-family="'Arial Rounded MT 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Narrow" svg:font-family="'Arial Narrow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1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4" draw:display-name="Gradient 4" draw:style="square" draw:cx="50%" draw:cy="50%" draw:start-color="#8ae234" draw:end-color="#4e9a06" draw:start-intensity="100%" draw:end-intensity="100%" draw:angle="300" draw:border="0%"/>
    <draw:gradient draw:name="Gradient_20_5" draw:display-name="Gradient 5" draw:style="rectangular" draw:cx="50%" draw:cy="50%" draw:start-color="#8ae234" draw:end-color="#4e9a06" draw:start-intensity="100%" draw:end-intensity="100%" draw:angle="300" draw:border="0%"/>
    <draw:gradient draw:name="Gradient_20_6" draw:display-name="Gradient 6" draw:style="radial" draw:cx="50%" draw:cy="50%" draw:start-color="#8ae234" draw:end-color="#4e9a06" draw:start-intensity="100%" draw:end-intensity="100%" draw:border="0%"/>
    <draw:gradient draw:name="Gradient_20_7" draw:display-name="Gradient 7" draw:style="linear" draw:start-color="#8ae234" draw:end-color="#4e9a06" draw:start-intensity="100%" draw:end-intensity="100%" draw:angle="0" draw:border="0%"/>
    <draw:gradient draw:name="Tango_20_Green" draw:display-name="Tango Green" draw:style="axial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GB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loext:graphic-properties draw:fill="solid" draw:fill-color="#f2f2f2"/>
      <style:paragraph-properties fo:text-align="center" style:justify-single-word="false" fo:background-color="#f2f2f2" fo:keep-with-next="always"/>
      <style:text-properties style:font-name="Arial Rounded MT Bold" fo:font-family="'Arial Rounded MT Bold'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rmatvorlage_20_Lucida_20_Sans_20_Unicode_20_Fett_20_Muster_3a__20_10_25_" style:display-name="Formatvorlage Lucida Sans Unicode Fett Muster: 10%" style:family="paragraph" style:parent-style-name="Standard" style:default-outline-level="">
      <loext:graphic-properties draw:fill="solid" draw:fill-color="#94bde5"/>
      <style:paragraph-properties fo:background-color="#94bde5"/>
      <style:text-properties style:font-name="Lucida Sans Unicode" fo:font-family="'Lucida Sans Unicode'" style:font-family-generic="roman" style:font-pitch="variable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center" style:justify-single-word="false" fo:text-indent="0cm" style:auto-text-indent="false"/>
      <style:text-properties officeooo:paragraph-rsid="001f81d0"/>
    </style:style>
    <style:style style:name="MT1" style:family="text">
      <style:text-properties style:font-name="Liberation Serif" fo:font-size="11pt" fo:language="en" fo:country="GB" officeooo:rsid="001f81d0" style:font-size-asian="11pt" style:font-size-complex="11pt"/>
    </style:style>
    <style:style style:name="MT2" style:family="text">
      <style:text-properties fo:color="#00000a" style:font-name="Liberation Serif" fo:font-size="11pt" fo:language="en" fo:country="GB" officeooo:rsid="001f81d0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1.27cm" fo:margin-left="2.501cm" fo:margin-right="2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text:span text:style-name="page_20_number"><text:span text:style-name="MT2">/</text:span></text:span><text:span text:style-name="page_20_number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16:04:00</meta:creation-date>
    <meta:initial-creator>Consult &amp; Pepper AG</meta:initial-creator>
    <dc:language>en-US</dc:language>
    <meta:print-date>2015-08-17T11:22:00</meta:print-date>
    <dc:date>2019-04-01T00:30:53.960347633</dc:date>
    <meta:editing-cycles>414</meta:editing-cycles>
    <dc:title>Curriculum vitae</dc:title>
    <meta:editing-duration>P1DT16H8M58S</meta:editing-duration>
    <meta:generator>LibreOffice/6.1.2.1$Linux_x86 LibreOffice_project/65905a128db06ba48db947242809d14d3f9a93fe</meta:generator>
    <meta:document-statistic meta:table-count="1" meta:image-count="0" meta:object-count="0" meta:page-count="1" meta:paragraph-count="33" meta:word-count="139" meta:character-count="1359" meta:non-whitespace-character-count="1248"/>
    <meta:user-defined meta:name="AppVersion">12.0000</meta:user-defined>
    <meta:user-defined meta:name="Company">Consult &amp; Pepper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